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33F6E41C9F0F5D7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33F6E41C9F0F5D7D.jpg" xlink:type="simple" xlink:show="embed" xlink:actuate="onLoad">
            <text:p/>
          </draw:image>
        </draw:frame>
        <draw:frame draw:style-name="gr2" draw:text-style-name="P7" draw:layer="layout" svg:width="26.143cm" svg:height="11.495cm" svg:x="0.929cm" svg:y="3.255cm">
          <draw:text-box>
            <text:p text:style-name="P2"><text:span text:style-name="T1">Jezus werd </text:span></text:p>
            <text:p text:style-name="P2"><text:span text:style-name="T1">gearresteerd en berecht </text:span></text:p>
            <text:p text:style-name="P3"><text:span text:style-name="T2">(Markus 14:32-72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8:23.121000000</dc:date>
    <meta:editing-duration>PT23M43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